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bold" style:font-name-complex="Noto Sans Arabic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no-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</style:style>
    <style:style style:name="ce6" style:family="table-cell" style:parent-style-name="Default">
      <style:table-cell-properties fo:wrap-option="no-wrap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wrap-option="no-wrap"/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1" table:default-cell-style-name="ce17"/>
        <table:table-row table:style-name="ro1">
          <table:table-cell/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Yurttaşlık belgesi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İkametgah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ikametgah eş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vukuuatlı nufus kayıt örneği çekirdek ai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" office:value-type="string" calcext:value-type="string">
            <text:p>Eş dilekçesi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dli Sicil Belges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" office:value-type="string" calcext:value-type="string">
            <text:p>2146,5 TL</text:p>
          </table:table-cell>
          <table:table-cell/>
        </table:table-row>
        <table:table-row table:style-name="ro1">
          <table:table-cell/>
          <table:table-cell table:style-name="ce4"/>
          <table:table-cell/>
        </table:table-row>
        <table:table-row table:style-name="ro1">
          <table:table-cell/>
          <table:table-cell table:style-name="ce2" office:value-type="string" calcext:value-type="string">
            <text:p>Askerlik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5 adet pul foto 2,5*3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4" office:value-type="string" calcext:value-type="string">
            <text:p>Eş KKTC doğum belges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vukuuatlı nufus kayıt örneği anne babalı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" office:value-type="string" calcext:value-type="string">
            <text:p>kimlik fotokopisi tc – eş tc - eş kkt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Terhis Belgesi başlangıç bitiş tarihi belirg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" office:value-type="string" calcext:value-type="string">
            <text:p>Diplo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Nufusa kayıt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Müracaat Formu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kimlik fotokopisi tc – eş tc - eş kkt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4" office:value-type="string" calcext:value-type="string">
            <text:p>Eş KKTC doğum belges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string" calcext:value-type="string">
            <text:p>vukuuatlı nufus kayıt örneği anne babalı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4" office:value-type="string" calcext:value-type="string">
            <text:p>evlenme cüzdanı ilk 3 sayf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" office:value-type="string" calcext:value-type="string">
            <text:p>275 TL</text:p>
          </table:table-cell>
          <table:table-cell/>
        </table:table-row>
        <table:table-row table:style-name="ro1" table:number-rows-repeated="4">
          <table:table-cell/>
          <table:table-cell table:style-name="ce4"/>
          <table:table-cell/>
        </table:table-row>
        <table:table-row table:style-name="ro1">
          <table:table-cell/>
          <table:table-cell table:style-name="ce8"/>
          <table:table-cell/>
        </table:table-row>
        <table:table-row table:style-name="ro1" table:number-rows-repeated="5">
          <table:table-cell/>
          <table:table-cell table:style-name="ce4"/>
          <table:table-cell/>
        </table:table-row>
        <table:table-row table:style-name="ro1" table:number-rows-repeated="104854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8T11:22:22.776092225</dc:date>
    <meta:editing-duration>PT13M34S</meta:editing-duration>
    <meta:editing-cycles>5</meta:editing-cycles>
    <meta:generator>LibreOffice/7.3.6.2$Linux_X86_64 LibreOffice_project/30$Build-2</meta:generator>
    <meta:document-statistic meta:table-count="1" meta:cell-count="35" meta:object-count="0"/>
  </office:meta>
</office:document-meta>
</file>